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Symbols" svg:font-family="'Noto Sans Symbols'" style:font-family-generic="swiss" style:font-pitch="variable"/>
    <style:font-face style:name="Noto Sans Symbols1" svg:font-family="'Noto Sans Symbol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8ce" draw:opacity="50%" draw:textarea-horizontal-align="justify" draw:textarea-vertical-align="middle" draw:auto-grow-height="false" fo:min-height="33.405cm" fo:min-width="7.132cm" draw:shadow-opacity="50%"/>
    </style:style>
    <style:style style:name="gr2" style:family="graphic" style:parent-style-name="standard">
      <style:graphic-properties draw:fill="solid" draw:fill-color="#cccccc" draw:opacity="50%" draw:textarea-horizontal-align="justify" draw:textarea-vertical-align="middle" draw:auto-grow-height="false" fo:min-height="10.75cm" fo:min-width="30.932cm" draw:shadow-opacity="50%"/>
    </style:style>
    <style:style style:name="gr3" style:family="graphic" style:parent-style-name="standard">
      <style:graphic-properties draw:fill="solid" draw:fill-color="#f6f9d4" draw:opacity="50%" draw:textarea-horizontal-align="justify" draw:textarea-vertical-align="middle" draw:auto-grow-height="false" fo:min-height="11.233cm" fo:min-width="22.995cm" draw:shadow-opacity="50%"/>
    </style:style>
    <style:style style:name="gr4" style:family="graphic" style:parent-style-name="standard">
      <style:graphic-properties draw:fill="solid" draw:fill-color="#e0c2cd" draw:opacity="50%" draw:textarea-horizontal-align="justify" draw:textarea-vertical-align="middle" draw:auto-grow-height="false" fo:min-height="21.023cm" fo:min-width="22.995cm" draw:shadow-opacity="50%"/>
    </style:style>
    <style:style style:name="gr5" style:family="graphic" style:parent-style-name="standard">
      <style:graphic-properties draw:fill="solid" draw:fill-color="#ffbf00" draw:opacity="50%" draw:textarea-horizontal-align="justify" draw:textarea-vertical-align="middle" draw:auto-grow-height="false" fo:min-height="46.74cm" fo:min-width="12.2cm" draw:shadow-opacity="50%"/>
    </style:style>
    <style:style style:name="gr6" style:family="graphic" style:parent-style-name="objectwithoutfill">
      <style:graphic-properties draw:stroke="dash" draw:stroke-dash="Long_20_Dash" svg:stroke-width="0.102cm" svg:stroke-color="#ea7500" draw:marker-start="Concave" draw:marker-start-width="0.559cm" draw:marker-end-width="0.356cm" draw:fill="none" draw:textarea-vertical-align="middle" fo:padding-top="0.176cm" fo:padding-bottom="0.176cm" fo:padding-left="0.301cm" fo:padding-right="0.301cm" draw:shadow="hidden"/>
    </style:style>
    <style:style style:name="gr7" style:family="graphic" style:parent-style-name="objectwithoutfill">
      <style:graphic-properties svg:stroke-width="0.203cm" svg:stroke-color="#ea7500" draw:marker-start-width="0.508cm" draw:marker-end-width="0.508cm" draw:fill="none" draw:textarea-vertical-align="middle" fo:padding-top="0.226cm" fo:padding-bottom="0.226cm" fo:padding-left="0.351cm" fo:padding-right="0.351cm" draw:shadow="hidden"/>
    </style:style>
    <style:style style:name="gr8" style:family="graphic" style:parent-style-name="standard">
      <style:graphic-properties draw:fill="solid" draw:fill-color="#d4ea6b" draw:textarea-horizontal-align="justify" draw:textarea-vertical-align="middle" draw:auto-grow-height="false" fo:min-height="4.83cm" fo:min-width="6.739cm" draw:shadow="hidden"/>
      <style:paragraph-properties style:writing-mode="lr-tb"/>
    </style:style>
    <style:style style:name="gr9" style:family="graphic" style:parent-style-name="standard">
      <style:graphic-properties draw:fill="solid" draw:fill-color="#fff5ce" draw:textarea-horizontal-align="justify" draw:textarea-vertical-align="middle" draw:auto-grow-height="false" fo:min-height="7.37cm" fo:min-width="6.358cm" draw:shadow="hidden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1.528cm" fo:min-width="1.278cm" draw:shadow="hidden"/>
      <style:paragraph-properties style:writing-mode="lr-tb"/>
    </style:style>
    <style:style style:name="gr11" style:family="graphic" style:parent-style-name="objectwithoutfill">
      <style:graphic-properties draw:fill="none" draw:textarea-vertical-align="middle" draw:shadow="hidden"/>
    </style:style>
    <style:style style:name="gr12" style:family="graphic" style:parent-style-name="standard">
      <style:graphic-properties draw:fill="solid" draw:fill-color="#afeeee" draw:textarea-horizontal-align="justify" draw:textarea-vertical-align="middle" draw:auto-grow-height="false" fo:min-height="2.747cm" fo:min-width="4.986cm" draw:shadow="hidden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 draw:shadow="hidden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1cm" draw:shadow="hidden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604cm" fo:min-width="3.31cm" draw:shadow="hidden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56cm" fo:min-width="1.354cm" draw:shadow="hidden"/>
      <style:paragraph-properties style:writing-mode="lr-tb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 fo:min-height="3.865cm" fo:min-width="5.317cm" draw:shadow="hidden"/>
      <style:paragraph-properties style:writing-mode="lr-tb"/>
    </style:style>
    <style:style style:name="gr18" style:family="graphic" style:parent-style-name="standard">
      <style:graphic-properties draw:fill="solid" draw:fill-color="#d4ea6b" draw:textarea-horizontal-align="justify" draw:textarea-vertical-align="middle" draw:auto-grow-height="false" fo:min-height="4.83cm" fo:min-width="0.11cm" draw:shadow="hidden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39cm" fo:min-width="3.564cm" draw:shadow="hidden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35cm" fo:min-width="3.564cm" draw:shadow="hidden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807cm" fo:min-width="0.592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85cm" draw:shadow="hidden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265cm" fo:min-width="1.278cm" draw:shadow="hidden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95cm" fo:min-width="1.745cm" draw:shadow="hidden"/>
      <style:paragraph-properties style:writing-mode="lr-tb"/>
    </style:style>
    <style:style style:name="gr25" style:family="graphic" style:parent-style-name="standard">
      <style:graphic-properties draw:fill="solid" draw:fill-color="#e6e905" draw:textarea-horizontal-align="justify" draw:textarea-vertical-align="middle" draw:auto-grow-height="false" fo:min-height="3.052cm" fo:min-width="0.77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draw:shadow="hidden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2.548cm" draw:shadow="hidden"/>
      <style:paragraph-properties style:writing-mode="lr-tb"/>
    </style:style>
    <style:style style:name="gr28" style:family="graphic" style:parent-style-name="standard">
      <style:graphic-properties draw:fill="solid" draw:fill-color="#00a933" draw:textarea-horizontal-align="justify" draw:textarea-vertical-align="middle" draw:auto-grow-height="false" fo:min-height="2.798cm" fo:min-width="0.77cm" draw:shadow="hidden"/>
      <style:paragraph-properties style:writing-mode="lr-tb"/>
    </style:style>
    <style:style style:name="gr29" style:family="graphic" style:parent-style-name="standard">
      <style:graphic-properties draw:fill="solid" draw:fill-color="#5eb91e" draw:textarea-horizontal-align="justify" draw:textarea-vertical-align="middle" draw:auto-grow-height="false" fo:min-height="8.284cm" fo:min-width="1.608cm" draw:shadow="hidden"/>
      <style:paragraph-properties style:writing-mode="lr-tb"/>
    </style:style>
    <style:style style:name="gr30" style:family="graphic" style:parent-style-name="standard">
      <style:graphic-properties draw:fill="solid" draw:fill-color="#00a933" draw:textarea-horizontal-align="justify" draw:textarea-vertical-align="middle" draw:auto-grow-height="false" fo:min-height="0.156cm" fo:min-width="0cm" draw:shadow="hidden"/>
      <style:paragraph-properties style:writing-mode="lr-tb"/>
    </style:style>
    <style:style style:name="gr31" style:family="graphic" style:parent-style-name="objectwithoutfill">
      <style:graphic-properties svg:stroke-width="0.102cm" svg:stroke-color="#ea7500" draw:marker-start="Concave" draw:marker-start-width="0.559cm" draw:marker-end="" draw:marker-end-width="0.356cm" draw:fill="none" draw:textarea-vertical-align="middle" fo:padding-top="0.176cm" fo:padding-bottom="0.176cm" fo:padding-left="0.301cm" fo:padding-right="0.301cm" draw:shadow="hidden"/>
    </style:style>
    <style:style style:name="gr32" style:family="graphic" style:parent-style-name="objectwithoutfill">
      <style:graphic-properties svg:stroke-width="0.102cm" svg:stroke-color="#ea7500" draw:marker-start="" draw:marker-start-width="0.559cm" draw:marker-end="Concave" draw:marker-end-width="0.559cm" draw:fill="none" draw:textarea-vertical-align="middle" fo:padding-top="0.176cm" fo:padding-bottom="0.176cm" fo:padding-left="0.301cm" fo:padding-right="0.301cm" draw:shadow="hidden"/>
    </style:style>
    <style:style style:name="gr33" style:family="graphic" style:parent-style-name="objectwithoutfill">
      <style:graphic-properties svg:stroke-width="0.102cm" svg:stroke-color="#ea7500" draw:marker-start-width="0.356cm" draw:marker-end-width="0.356cm" draw:fill="none" draw:textarea-vertical-align="middle" fo:padding-top="0.176cm" fo:padding-bottom="0.176cm" fo:padding-left="0.301cm" fo:padding-right="0.301cm" draw:shadow="hidden"/>
    </style:style>
    <style:style style:name="gr34" style:family="graphic" style:parent-style-name="standard">
      <style:graphic-properties draw:textarea-horizontal-align="justify" draw:textarea-vertical-align="middle" draw:auto-grow-height="false" fo:min-height="2.798cm" fo:min-width="1.024cm" draw:shadow="hidden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 draw:shadow="hidden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 draw:shadow="hidden"/>
      <style:paragraph-properties style:writing-mode="lr-tb"/>
    </style:style>
    <style:style style:name="gr37" style:family="graphic" style:parent-style-name="objectwithoutfill">
      <style:graphic-properties svg:stroke-width="0.102cm" svg:stroke-color="#ea7500" draw:marker-start-width="0.356cm" draw:marker-end="Concave" draw:marker-end-width="0.559cm" draw:fill="none" draw:textarea-vertical-align="middle" fo:padding-top="0.176cm" fo:padding-bottom="0.176cm" fo:padding-left="0.301cm" fo:padding-right="0.301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 draw:shadow="hidden"/>
      <style:paragraph-properties style:writing-mode="lr-tb"/>
    </style:style>
    <style:style style:name="gr39" style:family="graphic" style:parent-style-name="objectwithoutfill">
      <style:graphic-properties svg:stroke-width="0.051cm" svg:stroke-color="#000000" draw:marker-start="Arrowheads_20_1" draw:marker-start-width="0.381cm" draw:marker-end="Arrowheads_20_2" draw:marker-end-width="0.381cm" draw:fill="none" draw:textarea-vertical-align="middle" fo:padding-top="0.15cm" fo:padding-bottom="0.15cm" fo:padding-left="0.275cm" fo:padding-right="0.275cm" draw:shadow="hidden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021cm" fo:min-width="0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 draw:shadow="hidden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6cm" draw:shadow="hidden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7.37cm" fo:min-width="10.371cm" draw:shadow="hidden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055cm" fo:min-width="6.51cm" draw:shadow="hidden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073cm" draw:shadow="hidden"/>
      <style:paragraph-properties style:writing-mode="lr-tb"/>
    </style:style>
    <style:style style:name="gr46" style:family="graphic" style:parent-style-name="objectwithoutfill">
      <style:graphic-properties draw:marker-start="Concave" draw:marker-start-width="0.406cm" draw:fill="none" draw:textarea-vertical-align="middle" draw:shadow="hidden"/>
    </style:style>
    <style:style style:name="gr47" style:family="graphic" style:parent-style-name="objectwithoutfill">
      <style:graphic-properties draw:marker-start="" draw:marker-start-width="0.356cm" draw:marker-end="Concave" draw:marker-end-width="0.457cm" draw:fill="none" draw:textarea-vertical-align="middle" draw:shadow="hidden"/>
    </style:style>
    <style:style style:name="gr48" style:family="graphic" style:parent-style-name="standard">
      <style:graphic-properties draw:fill="solid" draw:fill-color="#ffdbb6" draw:textarea-horizontal-align="justify" draw:textarea-vertical-align="middle" draw:auto-grow-height="false" fo:min-height="8.894cm" fo:min-width="2.294cm" draw:shadow="hidden"/>
      <style:paragraph-properties style:writing-mode="lr-tb"/>
    </style:style>
    <style:style style:name="gr49" style:family="graphic" style:parent-style-name="standard">
      <style:graphic-properties draw:fill="solid" draw:fill-color="#ffdbb6" draw:textarea-horizontal-align="justify" draw:textarea-vertical-align="middle" draw:auto-grow-height="false" fo:min-height="18.8cm" fo:min-width="3.412cm" draw:shadow="hidden"/>
      <style:paragraph-properties style:writing-mode="lr-tb"/>
    </style:style>
    <style:style style:name="gr50" style:family="graphic" style:parent-style-name="objectwithoutfill">
      <style:graphic-properties draw:marker-end="Concave" draw:marker-end-width="0.406cm" draw:fill="none" draw:textarea-vertical-align="middle" draw:shadow="hidden"/>
    </style:style>
    <style:style style:name="gr51" style:family="graphic" style:parent-style-name="standard">
      <style:graphic-properties draw:fill="solid" draw:fill-color="#dedce6" draw:textarea-horizontal-align="justify" draw:textarea-vertical-align="middle" draw:auto-grow-height="false" fo:min-height="16.666cm" fo:min-width="7.755cm" draw:shadow="hidden"/>
      <style:paragraph-properties style:writing-mode="lr-tb"/>
    </style:style>
    <style:style style:name="gr52" style:family="graphic" style:parent-style-name="standard">
      <style:graphic-properties draw:fill="solid" draw:fill-color="#81aca6" draw:textarea-horizontal-align="justify" draw:textarea-vertical-align="middle" draw:auto-grow-height="false" fo:min-height="9.25cm" fo:min-width="9cm" draw:shadow="hidden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357cm" draw:shadow="hidden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.212cm" draw:shadow="hidden"/>
      <style:paragraph-properties style:writing-mode="lr-tb"/>
    </style:style>
    <style:style style:name="gr55" style:family="graphic" style:parent-style-name="standard">
      <style:graphic-properties draw:fill="solid" draw:fill-color="#dde8cb" draw:textarea-horizontal-align="justify" draw:textarea-vertical-align="middle" draw:auto-grow-height="false" fo:min-height="8.411cm" fo:min-width="5.215cm" draw:shadow="hidden"/>
      <style:paragraph-properties style:writing-mode="lr-tb"/>
    </style:style>
    <style:style style:name="gr56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d8ce" draw:opacity="50%"/>
      <style:paragraph-properties fo:text-align="center"/>
    </style:style>
    <style:style style:name="P2" style:family="paragraph">
      <loext:graphic-properties draw:fill="solid" draw:fill-color="#cccccc" draw:opacity="50%"/>
      <style:paragraph-properties fo:text-align="center"/>
    </style:style>
    <style:style style:name="P3" style:family="paragraph">
      <loext:graphic-properties draw:fill="solid" draw:fill-color="#f6f9d4" draw:opacity="50%"/>
      <style:paragraph-properties fo:text-align="center"/>
    </style:style>
    <style:style style:name="P4" style:family="paragraph">
      <loext:graphic-properties draw:fill="solid" draw:fill-color="#e0c2cd" draw:opacity="50%"/>
      <style:paragraph-properties fo:text-align="center"/>
    </style:style>
    <style:style style:name="P5" style:family="paragraph">
      <loext:graphic-properties draw:fill="solid" draw:fill-color="#ffbf00" draw:opacity="5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 style:writing-mode="lr-tb"/>
      <style:text-properties fo:font-size="24pt" style:font-size-asian="18pt" style:font-size-complex="18pt"/>
    </style:style>
    <style:style style:name="P8" style:family="paragraph">
      <loext:graphic-properties draw:fill="solid" draw:fill-color="#d4ea6b"/>
      <style:paragraph-properties fo:text-align="center" style:writing-mode="lr-tb"/>
      <style:text-properties fo:font-size="24pt" style:font-size-asian="18pt" style:font-size-complex="18pt"/>
    </style:style>
    <style:style style:name="P9" style:family="paragraph">
      <loext:graphic-properties draw:fill="solid" draw:fill-color="#fff5ce"/>
      <style:paragraph-properties fo:text-align="center" style:writing-mode="lr-tb"/>
      <style:text-properties fo:font-size="24pt" style:font-size-asian="18pt" style:font-size-complex="18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afeeee"/>
      <style:paragraph-properties fo:text-align="center" style:writing-mode="lr-tb"/>
      <style:text-properties fo:font-size="24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20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 style:writing-mode="lr-tb"/>
      <style:text-properties style:font-name="Liberation Sans" fo:font-size="24pt"/>
    </style:style>
    <style:style style:name="P16" style:family="paragraph">
      <loext:graphic-properties draw:fill="solid" draw:fill-color="#cccccc"/>
      <style:paragraph-properties fo:text-align="center" style:writing-mode="lr-tb"/>
      <style:text-properties style:font-name="Liberation Sans" fo:font-size="24pt"/>
    </style:style>
    <style:style style:name="P17" style:family="paragraph">
      <loext:graphic-properties draw:fill="solid" draw:fill-color="#d4ea6b"/>
      <style:paragraph-properties fo:text-align="center" style:writing-mode="lr-tb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e6e905"/>
      <style:paragraph-properties fo:text-align="center" style:writing-mode="lr-tb"/>
      <style:text-properties style:font-name="Liberation Sans" fo:font-size="24pt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solid" draw:fill-color="#00a933"/>
      <style:paragraph-properties fo:text-align="center" style:writing-mode="lr-tb"/>
    </style:style>
    <style:style style:name="P22" style:family="paragraph">
      <loext:graphic-properties draw:fill="solid" draw:fill-color="#5eb91e"/>
      <style:paragraph-properties fo:text-align="center" style:writing-mode="lr-tb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style:paragraph-properties fo:text-align="center" style:writing-mode="lr-tb"/>
      <style:text-properties style:font-name="Liberation Sans" fo:font-size="20pt"/>
    </style:style>
    <style:style style:name="P25" style:family="paragraph">
      <loext:graphic-properties draw:fill="solid" draw:fill-color="#ffdbb6"/>
      <style:paragraph-properties fo:text-align="center" style:writing-mode="lr-tb"/>
      <style:text-properties style:font-name="Liberation Sans" fo:font-size="20pt"/>
    </style:style>
    <style:style style:name="P26" style:family="paragraph">
      <loext:graphic-properties draw:fill="solid" draw:fill-color="#dedce6"/>
      <style:paragraph-properties fo:text-align="center" style:writing-mode="lr-tb"/>
      <style:text-properties fo:font-size="24pt" style:font-size-asian="18pt" style:font-size-complex="18pt"/>
    </style:style>
    <style:style style:name="P27" style:family="paragraph">
      <loext:graphic-properties draw:fill="solid" draw:fill-color="#81aca6"/>
      <style:paragraph-properties fo:text-align="center" style:writing-mode="lr-tb"/>
      <style:text-properties fo:font-size="24pt" style:font-size-asian="18pt" style:font-size-complex="18pt"/>
    </style:style>
    <style:style style:name="P28" style:family="paragraph">
      <loext:graphic-properties draw:fill="solid" draw:fill-color="#dde8cb"/>
      <style:paragraph-properties fo:text-align="center" style:writing-mode="lr-tb"/>
      <style:text-properties fo:font-size="24pt" style:font-size-asian="18pt" style:font-size-complex="18pt"/>
    </style:style>
    <style:style style:name="P29" style:family="paragraph">
      <style:text-properties fo:font-size="36pt" style:font-size-asian="18pt" style:font-size-complex="18pt"/>
    </style:style>
    <style:style style:name="P30" style:family="paragraph">
      <loext:graphic-properties draw:fill="solid" draw:fill-color="#ffffff"/>
      <style:text-properties fo:font-size="36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style:font-name="Symbol2" fo:font-size="24pt" style:font-size-asian="18pt" style:font-size-complex="18pt"/>
    </style:style>
    <style:style style:name="T4" style:family="text">
      <style:text-properties style:font-name="Noto Sans Symbols1" fo:font-size="24pt" style:font-size-asian="18pt" style:font-size-complex="18pt"/>
    </style:style>
    <style:style style:name="T5" style:family="text">
      <style:text-properties fo:font-size="24pt"/>
    </style:style>
    <style:style style:name="T6" style:family="text">
      <style:text-properties style:font-name="Liberation Sans" fo:font-size="24pt" style:font-size-asian="18pt" style:font-size-complex="18pt"/>
    </style:style>
    <style:style style:name="T7" style:family="text">
      <style:text-properties style:font-name="Liberation Sans" fo:font-size="20pt" style:font-size-asian="18pt" style:font-size-complex="18pt"/>
    </style:style>
    <style:style style:name="T8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32cm" svg:height="33.655cm" svg:x="36.5cm" svg:y="13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1.432cm" svg:height="11cm" svg:x="12.7cm" svg:y="49.00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3.495cm" svg:height="11.483cm" svg:x="12.7cm" svg:y="34.6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3.495cm" svg:height="21.273cm" svg:x="12.7cm" svg:y="13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7cm" svg:height="46.99cm" svg:x="0cm" svg:y="13.01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6.035cm" svg:y1="17.475cm" svg:x2="8.172cm" svg:y2="17.475cm">
          <text:p/>
        </draw:line>
        <draw:line draw:style-name="gr7" draw:text-style-name="P6" draw:layer="layout" svg:x1="8.267cm" svg:y1="5.727cm" svg:x2="7.937cm" svg:y2="51.447cm">
          <text:p/>
        </draw:line>
        <draw:custom-shape draw:style-name="gr8" draw:text-style-name="P8" draw:layer="layout" svg:width="7.239cm" svg:height="5.08cm" svg:x="15.621cm" svg:y="3.187cm">
          <text:p text:style-name="P7"><text:span text:style-name="T1">Las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858cm" svg:height="7.62cm" svg:x="4.796cm" svg:y="24.835cm">
          <text:p text:style-name="P7"><text:span text:style-name="T1">Rb Heater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0" draw:layer="layout" svg:width="1.778cm" svg:height="1.778cm" svg:x="7.336cm" svg:y="16.59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7.336cm" svg:y1="18.375cm" svg:x2="9.114cm" svg:y2="16.597cm">
            <text:p/>
          </draw:line>
        </draw:g>
        <draw:custom-shape draw:style-name="gr12" draw:text-style-name="P11" draw:layer="layout" svg:width="5.486cm" svg:height="2.997cm" svg:x="5.482cm" svg:y="20.278cm">
          <text:p text:style-name="P7"><text:span text:style-name="T1">Coil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486cm" svg:height="2.997cm" svg:x="5.482cm" svg:y="34.178cm">
          <text:p text:style-name="P7"><text:span text:style-name="T1">Coil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0" draw:layer="layout" svg:width="1.778cm" svg:height="1.778cm" svg:x="7.136cm" svg:y="38.89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7.136cm" svg:y1="40.675cm" svg:x2="8.914cm" svg:y2="38.897cm">
            <text:p/>
          </draw:line>
        </draw:g>
        <draw:frame draw:style-name="gr13" draw:text-style-name="P12" draw:layer="layout" svg:width="3.81cm" svg:height="1.825cm" svg:x="9.167cm" svg:y="15.68cm">
          <draw:text-box>
            <text:p><text:span text:style-name="T2">NBS (90R:10T)</text:span></text:p>
          </draw:text-box>
        </draw:frame>
        <draw:frame draw:style-name="gr14" draw:text-style-name="P13" draw:layer="layout" svg:width="2.191cm" svg:height="1.195cm" svg:x="9.002cm" svg:y="38.34cm">
          <draw:text-box>
            <text:p><text:span text:style-name="T1">PBS</text:span></text:p>
          </draw:text-box>
        </draw:frame>
        <draw:custom-shape draw:style-name="gr15" draw:text-style-name="P14" draw:layer="layout" svg:width="3.81cm" svg:height="1.854cm" svg:x="6.32cm" svg:y="41.883cm">
          <text:p text:style-name="P14"><text:span text:style-name="T3">l</text:span><text:span text:style-name="T4">/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854cm" svg:height="3.81cm" svg:x="31.207cm" svg:y="51.785cm">
          <text:p text:style-name="P14"><text:span text:style-name="T3">l</text:span><text:span text:style-name="T4">/4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817cm" svg:height="4.115cm" svg:x="5.055cm" svg:y="51.633cm">
          <text:p text:style-name="P15"><text:span text:style-name="T6">mirror</text:span></text:p>
          <draw:enhanced-geometry svg:viewBox="0 0 21600 21600" draw:type="rectangle" draw:enhanced-path="M 0 0 L 21600 0 21600 21600 0 21600 0 0 Z N"/>
        </draw:custom-shape>
        <draw:g>
          <draw:custom-shape draw:style-name="gr18" draw:text-style-name="P17" draw:layer="layout" svg:width="0.61cm" svg:height="5.08cm" svg:x="6.136cm" svg:y="4.67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0.61cm" svg:height="5.08cm" svg:x="9.636cm" svg:y="4.67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4.064cm" svg:height="0.889cm" svg:x="6.182cm" svg:y="4.677cm">
            <text:p text:style-name="P18">CP33</text:p>
            <draw:enhanced-geometry svg:viewBox="0 0 21600 21600" draw:type="rectangle" draw:enhanced-path="M 0 0 L 21600 0 21600 21600 0 21600 0 0 Z N"/>
          </draw:custom-shape>
          <draw:custom-shape draw:style-name="gr20" draw:text-style-name="P18" draw:layer="layout" svg:width="4.064cm" svg:height="1.6cm" svg:x="6.182cm" svg:y="8.139cm">
            <text:p text:style-name="P18">CRM1T</text:p>
            <draw:enhanced-geometry svg:viewBox="0 0 21600 21600" draw:type="rectangle" draw:enhanced-path="M 0 0 L 21600 0 21600 21600 0 21600 0 0 Z N"/>
          </draw:custom-shape>
          <draw:custom-shape draw:style-name="gr21" draw:text-style-name="P18" draw:layer="layout" svg:width="1.092cm" svg:height="2.057cm" svg:x="7.666cm" svg:y="2.572cm">
            <text:p/>
            <draw:enhanced-geometry svg:viewBox="0 0 21600 21600" draw:type="rectangle" draw:enhanced-path="M 0 0 L 21600 0 21600 21600 0 21600 0 0 Z N"/>
          </draw:custom-shape>
          <draw:frame draw:style-name="gr22" draw:text-style-name="P12" draw:layer="layout" svg:width="3.685cm" svg:height="1.038cm" svg:x="8.764cm" svg:y="2.695cm">
            <draw:text-box>
              <text:p><text:span text:style-name="T2">Collimator</text:span></text:p>
            </draw:text-box>
          </draw:frame>
          <draw:custom-shape draw:style-name="gr23" draw:text-style-name="P18" draw:layer="layout" svg:width="1.778cm" svg:height="2.515cm" svg:x="7.324cm" svg:y="9.705cm">
            <text:p text:style-name="P18">GT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6" draw:layer="layout" svg:width="5.817cm" svg:height="4.115cm" draw:transform="rotate (1.56311687808612) translate (38.067cm 56.583cm)">
          <text:p text:style-name="P15"><text:span text:style-name="T6">mirror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3.175cm" svg:height="3.175cm" svg:x="20.631cm" svg:y="52.103cm">
          <text:p text:style-name="P7"><text:span text:style-name="T1">L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3.175cm" svg:height="3.175cm" svg:x="12.902cm" svg:y="52.103cm">
          <text:p text:style-name="P7"><text:span text:style-name="T1">L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9" draw:layer="layout" svg:width="1.27cm" svg:height="3.302cm" svg:x="26.652cm" svg:y="52.039cm">
          <text:p text:style-name="P15"><text:span text:style-name="T6">AOM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31.242cm" svg:y1="50.78cm" svg:x2="38.735cm" svg:y2="50.78cm">
          <text:p/>
        </draw:line>
        <draw:line draw:style-name="gr11" draw:text-style-name="P6" draw:layer="layout" svg:x1="14.443cm" svg:y1="50.78cm" svg:x2="21.936cm" svg:y2="50.78cm">
          <text:p/>
        </draw:line>
        <draw:frame draw:style-name="gr26" draw:text-style-name="P20" draw:layer="layout" svg:width="2.441cm" svg:height="0.962cm" svg:x="16.94cm" svg:y="49.587cm">
          <draw:text-box>
            <text:p>75 mm</text:p>
          </draw:text-box>
        </draw:frame>
        <draw:custom-shape draw:style-name="gr27" draw:text-style-name="P18" draw:layer="layout" svg:width="3.048cm" svg:height="1.524cm" svg:x="6.737cm" svg:y="13.093cm">
          <text:p text:style-name="P18">Aperture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27cm" svg:height="3.048cm" svg:x="2.222cm" svg:y="15.9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1.27cm" svg:height="3.048cm" svg:x="2.222cm" svg:y="38.11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854cm" svg:height="3.81cm" svg:x="13.017cm" svg:y="15.57cm">
          <text:p text:style-name="P14"><text:span text:style-name="T3">l</text:span><text:span text:style-name="T4">/4</text:span></text:p>
          <draw:enhanced-geometry svg:viewBox="0 0 21600 21600" draw:type="rectangle" draw:enhanced-path="M 0 0 L 21600 0 21600 21600 0 21600 0 0 Z N"/>
        </draw:custom-shape>
        <draw:g>
          <draw:custom-shape draw:style-name="gr29" draw:text-style-name="P22" draw:layer="layout" svg:width="2.108cm" svg:height="8.534cm" svg:x="32.242cm" svg:y="21.323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0.406cm" svg:height="0.406cm" svg:x="32.06cm" svg:y="23.0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1" draw:layer="layout" svg:width="0.406cm" svg:height="0.406cm" svg:x="32.06cm" svg:y="28.0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0" draw:layer="layout" svg:width="1.778cm" svg:height="1.778cm" svg:x="18.732cm" svg:y="16.522cm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line draw:style-name="gr11" draw:text-style-name="P6" draw:layer="layout" svg:x1="18.732cm" svg:y1="16.522cm" svg:x2="20.51cm" svg:y2="18.3cm">
            <text:p/>
          </draw:line>
        </draw:g>
        <draw:custom-shape draw:style-name="gr17" draw:text-style-name="P16" draw:layer="layout" svg:width="5.817cm" svg:height="4.115cm" draw:transform="rotate (-0.831649388575298) translate (27.446cm 12.47cm)">
          <text:p text:style-name="P15"><text:span text:style-name="T6">mirr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817cm" svg:height="4.115cm" draw:transform="rotate (-0.782431103669057) translate (24.173cm 21.096cm)">
          <text:p text:style-name="P15"><text:span text:style-name="T6">mirr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0" draw:text-style-name="P10" draw:layer="layout" svg:width="1.778cm" svg:height="1.778cm" svg:x="27.036cm" svg:y="27.397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6" draw:layer="layout" svg:x1="27.036cm" svg:y1="29.175cm" svg:x2="28.814cm" svg:y2="27.397cm">
            <text:p/>
          </draw:line>
        </draw:g>
        <draw:custom-shape draw:style-name="gr17" draw:text-style-name="P16" draw:layer="layout" svg:width="5.817cm" svg:height="4.115cm" draw:transform="rotate (0.813323431429358) translate (26.152cm 41.803cm)">
          <text:p text:style-name="P15"><text:span text:style-name="T6">mirr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5.817cm" svg:height="4.115cm" draw:transform="skewX (-7.77823468849463E-017) rotate (-0.788539756051039) translate (17.594cm 26.392cm)">
          <text:p text:style-name="P15"><text:span text:style-name="T6">mirror</text:span></text:p>
          <draw:enhanced-geometry svg:viewBox="0 0 21600 21600" draw:type="rectangle" draw:enhanced-path="M 0 0 L 21600 0 21600 21600 0 21600 0 0 Z N"/>
        </draw:custom-shape>
        <draw:line draw:style-name="gr31" draw:text-style-name="P6" draw:layer="layout" svg:x1="27.951cm" svg:y1="39.7cm" svg:x2="8.037cm" svg:y2="39.7cm">
          <text:p/>
        </draw:line>
        <draw:line draw:style-name="gr32" draw:text-style-name="P6" draw:layer="layout" svg:x1="28.052cm" svg:y1="39.803cm" svg:x2="28.052cm" svg:y2="28.322cm">
          <text:p/>
        </draw:line>
        <draw:line draw:style-name="gr6" draw:text-style-name="P6" draw:layer="layout" svg:x1="32.08cm" svg:y1="23.19cm" svg:x2="26.035cm" svg:y2="23.19cm">
          <text:p/>
        </draw:line>
        <draw:line draw:style-name="gr6" draw:text-style-name="P6" draw:layer="layout" svg:x1="26.252cm" svg:y1="23.113cm" svg:x2="26.252cm" svg:y2="17.423cm">
          <text:p/>
        </draw:line>
        <draw:line draw:style-name="gr33" draw:text-style-name="P6" draw:layer="layout" svg:x1="32.08cm" svg:y1="28.27cm" svg:x2="27.94cm" svg:y2="28.27cm">
          <text:p/>
        </draw:line>
        <draw:line draw:style-name="gr6" draw:text-style-name="P6" draw:layer="layout" svg:x1="19.652cm" svg:y1="28.294cm" svg:x2="19.652cm" svg:y2="17.423cm">
          <text:p/>
        </draw:line>
        <draw:custom-shape draw:style-name="gr15" draw:text-style-name="P14" draw:layer="layout" svg:width="3.81cm" svg:height="1.854cm" svg:x="17.78cm" svg:y="19.862cm">
          <text:p text:style-name="P14"><text:span text:style-name="T3">l</text:span><text:span text:style-name="T4">/</text:span><text:span text:style-name="T5">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2.067cm" svg:y1="28.27cm" svg:x2="19.667cm" svg:y2="28.275cm">
          <text:p/>
        </draw:line>
        <draw:custom-shape draw:style-name="gr34" draw:text-style-name="P18" draw:layer="layout" svg:width="1.524cm" svg:height="3.048cm" svg:x="22.042cm" svg:y="26.809cm">
          <text:p/>
          <draw:enhanced-geometry svg:viewBox="0 0 21600 21600" draw:type="rectangle" draw:enhanced-path="M 0 0 L 21600 0 21600 21600 0 21600 0 0 Z N"/>
        </draw:custom-shape>
        <draw:frame draw:style-name="gr35" draw:text-style-name="P13" draw:layer="layout" svg:width="3.749cm" svg:height="1.195cm" svg:x="22.785cm" svg:y="29.865cm">
          <draw:text-box>
            <text:p><text:span text:style-name="T1">Aperture</text:span></text:p>
          </draw:text-box>
        </draw:frame>
        <draw:frame draw:style-name="gr14" draw:text-style-name="P13" draw:layer="layout" svg:width="2.191cm" svg:height="1.195cm" svg:x="28.102cm" svg:y="26.34cm">
          <draw:text-box>
            <text:p><text:span text:style-name="T1">PBS</text:span></text:p>
          </draw:text-box>
        </draw:frame>
        <draw:frame draw:style-name="gr14" draw:text-style-name="P13" draw:layer="layout" svg:width="2.191cm" svg:height="1.195cm" svg:x="19.802cm" svg:y="15.34cm">
          <draw:text-box>
            <text:p><text:span text:style-name="T1">PBS</text:span></text:p>
          </draw:text-box>
        </draw:frame>
        <draw:line draw:style-name="gr32" draw:text-style-name="P6" draw:layer="layout" svg:x1="7.937cm" svg:y1="39.7cm" svg:x2="3.637cm" svg:y2="39.7cm">
          <text:p/>
        </draw:line>
        <draw:frame draw:style-name="gr36" draw:text-style-name="P20" draw:layer="layout" svg:width="2.826cm" svg:height="0.962cm" svg:x="3.492cm" svg:y="38.638cm">
          <draw:text-box>
            <text:p>Faraday</text:p>
          </draw:text-box>
        </draw:frame>
        <draw:line draw:style-name="gr37" draw:text-style-name="P6" draw:layer="layout" svg:x1="7.937cm" svg:y1="17.5cm" svg:x2="3.637cm" svg:y2="17.5cm">
          <text:p/>
        </draw:line>
        <draw:frame draw:style-name="gr38" draw:text-style-name="P20" draw:layer="layout" svg:width="3.423cm" svg:height="0.962cm" svg:x="3.642cm" svg:y="15.745cm">
          <draw:text-box>
            <text:p>Reference</text:p>
          </draw:text-box>
        </draw:frame>
        <draw:line draw:style-name="gr39" draw:text-style-name="P6" draw:layer="layout" svg:x1="22.66cm" svg:y1="16.722cm" svg:x2="22.66cm" svg:y2="18.246cm">
          <text:p/>
        </draw:line>
        <draw:line draw:style-name="gr39" draw:text-style-name="P6" draw:layer="layout" svg:x1="18.95cm" svg:y1="22.872cm" svg:x2="20.474cm" svg:y2="22.872cm">
          <text:p/>
        </draw:line>
        <draw:g>
          <draw:custom-shape draw:style-name="gr40" draw:text-style-name="P6" draw:layer="layout" svg:width="0.457cm" svg:height="0.457cm" svg:x="19.412cm" svg:y="18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152cm" svg:height="0.152cm" svg:x="19.564cm" svg:y="18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0" draw:text-style-name="P6" draw:layer="layout" svg:width="0.457cm" svg:height="0.457cm" svg:x="16.512cm" svg:y="17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152cm" svg:height="0.152cm" svg:x="16.664cm" svg:y="17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6" draw:layer="layout" svg:x1="16.76cm" svg:y1="16.722cm" svg:x2="16.76cm" svg:y2="18.246cm">
          <text:p/>
        </draw:line>
        <draw:g>
          <draw:custom-shape draw:style-name="gr40" draw:text-style-name="P6" draw:layer="layout" svg:width="0.457cm" svg:height="0.457cm" svg:x="19.412cm" svg:y="3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152cm" svg:height="0.152cm" svg:x="19.564cm" svg:y="39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6" draw:layer="layout" svg:x1="7.45cm" svg:y1="15.372cm" svg:x2="8.974cm" svg:y2="15.372cm">
          <text:p/>
        </draw:line>
        <draw:line draw:style-name="gr39" draw:text-style-name="P6" draw:layer="layout" svg:x1="7.45cm" svg:y1="19.072cm" svg:x2="8.974cm" svg:y2="19.072cm">
          <text:p/>
        </draw:line>
        <draw:line draw:style-name="gr39" draw:text-style-name="P6" draw:layer="layout" svg:x1="6.16cm" svg:y1="16.722cm" svg:x2="6.16cm" svg:y2="18.246cm">
          <text:p/>
        </draw:line>
        <draw:g>
          <draw:custom-shape draw:style-name="gr40" draw:text-style-name="P6" draw:layer="layout" svg:width="0.457cm" svg:height="0.457cm" svg:x="5.912cm" svg:y="39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152cm" svg:height="0.152cm" svg:x="6.064cm" svg:y="39.6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9" draw:text-style-name="P6" draw:layer="layout" svg:x1="7.35cm" svg:y1="33.272cm" svg:x2="8.874cm" svg:y2="33.272cm">
          <text:p/>
        </draw:line>
        <draw:g>
          <draw:custom-shape draw:style-name="gr40" draw:text-style-name="P6" draw:layer="layout" svg:width="0.457cm" svg:height="0.457cm" svg:x="7.812cm" svg:y="33.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3" draw:layer="layout" svg:width="0.152cm" svg:height="0.152cm" svg:x="7.964cm" svg:y="33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2" draw:text-style-name="P20" draw:layer="layout" svg:width="2.86cm" svg:height="1.673cm" svg:x="8.69cm" svg:y="32.497cm">
          <draw:text-box>
            <text:p>Faraday</text:p>
            <text:p>Rotation</text:p>
          </draw:text-box>
        </draw:frame>
        <draw:custom-shape draw:style-name="gr43" draw:text-style-name="P7" draw:layer="layout" svg:width="10.871cm" svg:height="7.62cm" svg:x="32.944cm" svg:y="3.787cm">
          <text:p text:style-name="P7"><text:span text:style-name="T1">Digital Attenuator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7.01cm" svg:height="0.305cm" svg:x="23.495cm" svg:y="9.867cm">
          <text:p/>
          <draw:enhanced-geometry svg:viewBox="0 0 21600 21600" draw:type="rectangle" draw:enhanced-path="M 0 0 L 21600 0 21600 21600 0 21600 0 0 Z N"/>
        </draw:custom-shape>
        <draw:path draw:style-name="gr11" draw:text-style-name="P6" draw:layer="layout" svg:width="20.022cm" svg:height="7.42cm" draw:transform="rotate (-3.03111331193855) translate (39.64cm 14.733cm)" svg:viewBox="0 0 20023 7421" svg:d="M15493 6511c581-22 1152 94 1726 143 497 43 990 168 1488 117 420-44 1281 67 1099-750-116-519 228-1061-16-1599-301-663-1053-583-1599-419-575 172-988 663-1105 1233-117 568 266 1098 877 1258 530 139 1420 282 1551-457 96-540 233-1075 228-1620-6-836-919-645-1467-744-570-102-1185 410-1322 1016-142 629-337 1271-259 1907 85 695 941 545 1444 499 589-53 1090-493 1461-952 367-453 360-1053 419-1598 75-698-706-1249-1286-1062-604 194-1275 642-1412 1391-95 518-227 1156 170 1519 440 403 1172 153 1573-213 411-375 542-954 653-1524 136-696-325-1258-947-1508-607-245-1331-62-1593 403-278 495-487 968-515 1589-25 542-374 1074-180 1625 211 602 976 841 1444 500 502-365 433-1079 325-1610-121-594-638-1180-1318-1211-495-23-987-125-1483-165-841-66-1568 398-2480 113-596-187-1255-69-1865-207-599-137-1190-295-1795-394-522-84-1050-139-1579-175-547-37-1072-178-1619-228-559-50-1121-92-1669-233-530-136-1069-225-1605-371-599-163-1078-552-1540-946-470-401-963-814-1201-1392l-96-446">
          <text:p/>
        </draw:path>
        <draw:frame draw:style-name="gr45" draw:text-style-name="P13" draw:layer="layout" svg:width="6.573cm" svg:height="1.195cm" svg:x="24.13cm" svg:y="8.902cm">
          <draw:text-box>
            <text:p><text:span text:style-name="T1">Fiber splitter 1:2</text:span></text:p>
          </draw:text-box>
        </draw:frame>
        <draw:path draw:style-name="gr11" draw:text-style-name="P6" draw:layer="layout" svg:width="11.881cm" svg:height="10cm" draw:transform="rotate (-3.14159265358979) translate (19.968cm 11.6817136165404cm)" svg:viewBox="0 0 11882 10001" svg:d="M0 1271c609-77 1215-158 1828-192s1215-77 1828-48c561 26 1124-29 1684 0 581 29 1204-156 1732 192 564 371 229 1217-385 1299-469 63-1111 71-1203-673-105-850 688-1188 1251-1251 604-69 1180 415 1299 1010 121 604-242 1297-770 1443-485 134-1067 73-1491-336-415-400-697-1066-385-1540 292-444 856-1027 1491-818 582 192 1349 302 1636 963 212 490 31 1018-193 1443-271 515-933 856-1491 673-548-180-1081-604-1251-1202-139-486-121-1005 0-1492 175-706 982-850 1540-673 613 194 956 799 1202 1347 245 547 178 1160 97 1732-69 485-31 986-289 1443-275 487-538 983-770 1491-209 458-512 910-481 1443 30 507-36 1052 337 1491 402 473 990 554 1491 818 473 249 992 141 1491 145 514 4 1042 86 1540-97l144-481-48-240">
          <text:p/>
        </draw:path>
        <draw:line draw:style-name="gr46" draw:text-style-name="P6" draw:layer="layout" svg:x1="30.58cm" svg:y1="9.955cm" svg:x2="32.802cm" svg:y2="9.955cm">
          <text:p/>
        </draw:line>
        <draw:line draw:style-name="gr47" draw:text-style-name="P6" draw:layer="layout" svg:x1="22.86cm" svg:y1="6.045cm" svg:x2="33.02cm" svg:y2="6.045cm">
          <text:p/>
        </draw:line>
        <draw:custom-shape draw:style-name="gr48" draw:text-style-name="P25" draw:layer="layout" svg:width="2.794cm" svg:height="9.144cm" svg:x="38.217cm" svg:y="14.77cm">
          <text:p text:style-name="P24"><text:span text:style-name="T7">Type-0</text:span></text:p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3.912cm" svg:height="19.05cm" svg:x="36.728cm" svg:y="27cm">
          <text:p text:style-name="P24"><text:span text:style-name="T7">CO Cell</text:span></text:p>
          <draw:enhanced-geometry svg:viewBox="0 0 21600 21600" draw:type="rectangle" draw:enhanced-path="M 0 0 L 21600 0 21600 21600 0 21600 0 0 Z N"/>
        </draw:custom-shape>
        <draw:line draw:style-name="gr46" draw:text-style-name="P6" draw:layer="layout" svg:x1="38.735cm" svg:y1="26.914cm" svg:x2="38.735cm" svg:y2="23.942cm">
          <text:p/>
        </draw:line>
        <draw:path draw:style-name="gr50" draw:text-style-name="P6" draw:layer="layout" svg:width="2.595cm" svg:height="7.366cm" draw:transform="skewX (0.112748269678834) rotate (-1.28944925137341) translate (46.2691698406258cm 44.8548932376221cm)" svg:viewBox="0 0 2596 7367" svg:d="M0 7361c700 79 1191-657 1527-1279 295-546 267-1271 386-1913 123-659 275-1315 350-1988 76-695 205-1372 312-2060l21-121">
          <text:p/>
        </draw:path>
        <draw:custom-shape draw:style-name="gr51" draw:text-style-name="P26" draw:layer="layout" svg:width="8.255cm" svg:height="16.916cm" svg:x="46.355cm" svg:y="3.734cm">
          <text:p text:style-name="P7"><text:span text:style-name="T1">Tunable Filter</text:span></text:p>
          <draw:enhanced-geometry svg:viewBox="0 0 21600 21600" draw:type="rectangle" draw:enhanced-path="M 0 0 L 21600 0 21600 21600 0 21600 0 0 Z N"/>
        </draw:custom-shape>
        <draw:path draw:style-name="gr50" draw:text-style-name="P6" draw:layer="layout" svg:width="5.986cm" svg:height="8.612cm" draw:transform="rotate (-1.5707963267949) translate (48.924cm 20.602cm)" svg:viewBox="0 0 5987 8613" svg:d="M3367 8611c648 17 1234-89 1732-770 499-682 595-1318 818-2020 197-619-76-1254-145-1877-69-630-434-1132-769-1635-371-557-990-902-1492-1347-441-391-1029-448-1491-770-448-313-961-134-1443-192h-529-48">
          <text:p/>
        </draw:path>
        <draw:custom-shape draw:style-name="gr52" draw:text-style-name="P27" draw:layer="layout" svg:width="9.5cm" svg:height="9.5cm" svg:x="46.672cm" svg:y="26.072cm">
          <text:p text:style-name="P7"><text:span text:style-name="T1">APD</text:span></text:p>
          <draw:enhanced-geometry svg:viewBox="0 0 21600 21600" draw:type="rectangle" draw:enhanced-path="M 0 0 L 21600 0 21600 21600 0 21600 0 0 Z N"/>
        </draw:custom-shape>
        <draw:line draw:style-name="gr50" draw:text-style-name="P6" draw:layer="layout" svg:x1="51.435cm" svg:y1="20.65cm" svg:x2="51.435cm" svg:y2="26.047cm">
          <text:p/>
        </draw:line>
        <draw:custom-shape draw:style-name="gr52" draw:text-style-name="P27" draw:layer="layout" svg:width="9.5cm" svg:height="9.5cm" svg:x="46.872cm" svg:y="42.572cm">
          <text:p text:style-name="P7"><text:span text:style-name="T1">APD</text:span></text:p>
          <draw:enhanced-geometry svg:viewBox="0 0 21600 21600" draw:type="rectangle" draw:enhanced-path="M 0 0 L 21600 0 21600 21600 0 21600 0 0 Z N"/>
        </draw:custom-shape>
        <draw:frame draw:style-name="gr53" draw:text-style-name="P13" draw:layer="layout" svg:width="5.857cm" svg:height="1.195cm" svg:x="30.455cm" svg:y="20.16cm">
          <draw:text-box>
            <text:p><text:span text:style-name="T1">Balanced PDs</text:span></text:p>
          </draw:text-box>
        </draw:frame>
        <draw:frame draw:style-name="gr54" draw:text-style-name="P13" draw:layer="layout" svg:width="2.712cm" svg:height="2.139cm" svg:x="0.763cm" svg:y="35.926cm">
          <draw:text-box>
            <text:p><text:span text:style-name="T1">PWR </text:span></text:p>
            <text:p><text:span text:style-name="T1">Meter</text:span></text:p>
          </draw:text-box>
        </draw:frame>
        <draw:frame draw:style-name="gr54" draw:text-style-name="P13" draw:layer="layout" svg:width="2.712cm" svg:height="2.139cm" svg:x="0.635cm" svg:y="13.801cm">
          <draw:text-box>
            <text:p><text:span text:style-name="T1">PWR </text:span></text:p>
            <text:p><text:span text:style-name="T1">Meter</text:span></text:p>
          </draw:text-box>
        </draw:frame>
        <draw:custom-shape draw:style-name="gr55" draw:text-style-name="P28" draw:layer="layout" svg:width="5.715cm" svg:height="8.661cm" svg:x="-8.137cm" svg:y="13.135cm">
          <text:p text:style-name="P7"><text:span text:style-name="T1">Power Meter </text:span></text:p>
          <text:p text:style-name="P7"><text:span text:style-name="T1">Interface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-2.34cm" svg:y1="17.462cm" svg:x2="2.105cm" svg:y2="17.462cm">
          <text:p/>
        </draw:line>
        <draw:line draw:style-name="gr11" draw:text-style-name="P6" draw:layer="layout" svg:x1="-2.239cm" svg:y1="39.562cm" svg:x2="2.206cm" svg:y2="39.562cm">
          <text:p/>
        </draw:line>
        <draw:custom-shape draw:style-name="gr55" draw:text-style-name="P28" draw:layer="layout" svg:width="5.715cm" svg:height="8.661cm" svg:x="-8.137cm" svg:y="35.235cm">
          <text:p text:style-name="P7"><text:span text:style-name="T1">Power Meter </text:span></text:p>
          <text:p text:style-name="P7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6.873cm" svg:height="3.095cm" svg:x="0.196cm" svg:y="56.75cm">
          <draw:text-box>
            <text:p text:style-name="P29"><text:span text:style-name="T8">FARADAY</text:span></text:p>
            <text:p text:style-name="P29"><text:span text:style-name="T8">ROTATION</text:span></text:p>
          </draw:text-box>
        </draw:frame>
        <draw:frame draw:style-name="gr56" draw:text-style-name="P30" draw:layer="layout" svg:width="8.825cm" svg:height="3.095cm" svg:x="13.335cm" svg:y="42.545cm">
          <draw:text-box>
            <text:p text:style-name="P29"><text:span text:style-name="T8">SATURATED</text:span></text:p>
            <text:p text:style-name="P29"><text:span text:style-name="T8">ABSORPTION</text:span></text:p>
          </draw:text-box>
        </draw:frame>
        <draw:frame draw:style-name="gr56" draw:text-style-name="P30" draw:layer="layout" svg:width="10.027cm" svg:height="3.095cm" svg:x="25.836cm" svg:y="31.046cm">
          <draw:text-box>
            <text:p text:style-name="P29"><text:span text:style-name="T8">DICHROIC</text:span></text:p>
            <text:p text:style-name="P29"><text:span text:style-name="T8">ATOMIC VAPOR</text:span></text:p>
          </draw:text-box>
        </draw:frame>
        <draw:frame draw:style-name="gr56" draw:text-style-name="P30" draw:layer="layout" svg:width="13.202cm" svg:height="3.095cm" svg:x="13.336cm" svg:y="56.646cm">
          <draw:text-box>
            <text:p text:style-name="P29"><text:span text:style-name="T8">ELECTROMAGNETIC</text:span></text:p>
            <text:p text:style-name="P29"><text:span text:style-name="T8">TRANSPARENCY</text:span></text:p>
          </draw:text-box>
        </draw:frame>
        <draw:frame draw:style-name="gr56" draw:text-style-name="P30" draw:layer="layout" svg:width="8.173cm" svg:height="3.095cm" svg:x="35.942cm" svg:y="41.99cm">
          <draw:text-box>
            <text:p text:style-name="P29"><text:span text:style-name="T8">ENTANGLED</text:span></text:p>
            <text:p text:style-name="P29"><text:span text:style-name="T8">PHOT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Noto Sans Symbols" svg:font-family="'Noto Sans Symbols'" style:font-family-generic="swiss" style:font-pitch="variable"/>
    <style:font-face style:name="Noto Sans Symbols1" svg:font-family="'Noto Sans Symbol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60.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03T18:39:56.942193360</meta:creation-date>
    <dc:date>2025-07-28T19:25:48.940980949</dc:date>
    <meta:editing-duration>P4DT22H44M12S</meta:editing-duration>
    <meta:editing-cycles>29</meta:editing-cycles>
    <meta:generator>LibreOffice/7.0.4.2$Linux_X86_64 LibreOffice_project/00$Build-2</meta:generator>
    <meta:document-statistic meta:object-count="122"/>
  </office:meta>
</office:document-meta>
</file>